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7E0000007E6577292EDDC67049.png" manifest:media-type="image/png"/>
  <manifest:file-entry manifest:full-path="Pictures/1000127000000A7000000A70727991183BCB0277.svg" manifest:media-type="image/svg+xml"/>
  <manifest:file-entry manifest:full-path="Pictures/100006100000066000000641C428AF089A1AA9CC.svg" manifest:media-type="image/svg+xml"/>
  <manifest:file-entry manifest:full-path="Pictures/100002010000004D0000004C1035AB55554B888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93cm" svg:height="2.348cm" svg:x="13.863cm" svg:y="7.874cm">
          <draw:image xlink:href="Pictures/100006100000066000000641C428AF089A1AA9CC.svg" xlink:type="simple" xlink:show="embed" xlink:actuate="onLoad" loext:mime-type="image/svg+xml">
            <text:p/>
          </draw:image>
          <draw:image xlink:href="Pictures/100002010000004D0000004C1035AB55554B888B.png" xlink:type="simple" xlink:show="embed" xlink:actuate="onLoad" loext:mime-type="image/png"/>
        </draw:frame>
        <draw:frame draw:style-name="gr1" draw:text-style-name="P1" draw:layer="layout" svg:width="2.671cm" svg:height="2.671cm" svg:x="10.59cm" svg:y="7.672cm">
          <draw:image xlink:href="Pictures/1000127000000A7000000A70727991183BCB0277.svg" xlink:type="simple" xlink:show="embed" xlink:actuate="onLoad" loext:mime-type="image/svg+xml">
            <text:p/>
          </draw:image>
          <draw:image xlink:href="Pictures/100002010000007E0000007E6577292EDDC6704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5-25T09:55:27.831591093</meta:creation-date>
    <dc:date>2021-05-25T09:59:00.175863184</dc:date>
    <meta:editing-duration>PT3M33S</meta:editing-duration>
    <meta:editing-cycles>2</meta:editing-cycles>
    <meta:generator>LibreOffice/6.3.5.2$Linux_X86_64 LibreOffice_project/30$Build-2</meta:generator>
    <meta:document-statistic meta:object-count="25"/>
  </office:meta>
</office:document-meta>
</file>